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AA00000197B87427116B003301.png" manifest:media-type="image/png"/>
  <manifest:file-entry manifest:full-path="Pictures/10004CC100002C0E00002A1591AF2D416F763127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ZurichBTExtraCondensed1" svg:font-family="ZurichBTExtraCondensed"/>
    <style:font-face style:name="DejaVu Sans1" svg:font-family="'DejaVu Sans'" style:font-pitch="variable"/>
    <style:font-face style:name="Zurich" svg:font-family="Zurich" style:font-pitch="variable"/>
    <style:font-face style:name="ZurichBTExtraCondensed" svg:font-family="ZurichBTExtraCondense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Objekt_20_ohne_20_Füllung_20_und_20_Linie">
      <style:graphic-properties draw:stroke="none" draw:fill="solid" draw:fill-color="#ff0000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0000" draw:textarea-horizontal-align="left" draw:auto-grow-height="true" draw:auto-grow-width="true" fo:min-height="0.25cm" fo:min-width="1.5cm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Objekt_20_ohne_20_Füllung_20_und_20_Linie">
      <style:graphic-properties draw:stroke="none" draw:fill="solid" draw:fill-color="#2a6099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2a6099" draw:textarea-horizontal-align="left" draw:auto-grow-height="true" draw:auto-grow-width="true" fo:min-height="0.25cm" fo:min-width="1.5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kt_20_ohne_20_Füllung_20_und_20_Linie">
      <style:graphic-properties draw:stroke="none" draw:fill="solid" draw:fill-color="#45347b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45347b" draw:textarea-horizontal-align="left" draw:auto-grow-height="true" draw:auto-grow-width="true" fo:min-height="0.25cm" fo:min-width="1.5cm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Objekt_20_ohne_20_Füllung_20_und_20_Linie">
      <style:graphic-properties draw:stroke="none" draw:fill="solid" draw:fill-color="#00a933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0.25cm" fo:min-width="1.5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2.196cm" fo:min-width="1.946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ff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style:text-properties style:font-name="Zurich" fo:font-size="12pt" style:font-size-asian="12pt" style:font-size-complex="12pt"/>
    </style:style>
    <style:style style:name="P4" style:family="paragraph">
      <loext:graphic-properties draw:fill="none" draw:fill-color="#ff0000"/>
      <style:paragraph-properties style:writing-mode="lr-tb"/>
      <style:text-properties style:font-name="Zurich" fo:font-size="12pt" style:font-size-asian="12pt" style:font-size-complex="12pt"/>
    </style:style>
    <style:style style:name="P5" style:family="paragraph">
      <loext:graphic-properties draw:fill="solid" draw:fill-color="#2a6099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2a6099"/>
      <style:paragraph-properties fo:text-align="center"/>
    </style:style>
    <style:style style:name="P7" style:family="paragraph">
      <style:text-properties fo:color="#ffffff" style:font-name="Zurich" fo:font-size="12pt" style:font-size-asian="12pt" style:font-size-complex="12pt"/>
    </style:style>
    <style:style style:name="P8" style:family="paragraph">
      <loext:graphic-properties draw:fill="none" draw:fill-color="#2a6099"/>
      <style:paragraph-properties style:writing-mode="lr-tb"/>
      <style:text-properties fo:color="#ffffff" style:font-name="Zurich" fo:font-size="12pt" style:font-size-asian="12pt" style:font-size-complex="12pt"/>
    </style:style>
    <style:style style:name="P9" style:family="paragraph">
      <loext:graphic-properties draw:fill="solid" draw:fill-color="#4534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45347b"/>
      <style:paragraph-properties fo:text-align="center"/>
    </style:style>
    <style:style style:name="P11" style:family="paragraph">
      <style:text-properties fo:color="#00a933" style:font-name="Zurich" fo:font-size="12pt" style:font-size-asian="12pt" style:font-size-complex="12pt"/>
    </style:style>
    <style:style style:name="P12" style:family="paragraph">
      <loext:graphic-properties draw:fill="none" draw:fill-color="#45347b"/>
      <style:paragraph-properties style:writing-mode="lr-tb"/>
      <style:text-properties fo:color="#00a933" style:font-name="Zurich" fo:font-size="12pt" style:font-size-asian="12pt" style:font-size-complex="12pt"/>
    </style:style>
    <style:style style:name="P13" style:family="paragraph">
      <loext:graphic-properties draw:fill="solid" draw:fill-color="#00a93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DejaVu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Cyberbit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00a933"/>
      <style:paragraph-properties fo:text-align="center"/>
    </style:style>
    <style:style style:name="P15" style:family="paragraph">
      <loext:graphic-properties draw:fill="none" draw:fill-color="#00a933"/>
      <style:paragraph-properties style:writing-mode="lr-tb"/>
      <style:text-properties style:font-name="Zurich" fo:font-size="12pt" style:font-size-asian="12pt" style:font-size-complex="12pt"/>
    </style:style>
    <style:style style:name="T1" style:family="text">
      <style:text-properties style:font-name="Zurich" fo:font-size="12pt" style:font-size-asian="12pt" style:font-size-complex="12pt"/>
    </style:style>
    <style:style style:name="T2" style:family="text">
      <style:text-properties style:text-position="33% 58%" style:font-name="Zurich" fo:font-size="12pt" style:font-size-asian="12pt" style:font-size-complex="12pt"/>
    </style:style>
    <style:style style:name="T3" style:family="text">
      <style:text-properties fo:color="#ffffff" style:font-name="Zurich" fo:font-size="12pt" style:font-size-asian="12pt" style:font-size-complex="12pt"/>
    </style:style>
    <style:style style:name="T4" style:family="text">
      <style:text-properties fo:color="#ffffff" style:text-position="33% 58%" style:font-name="Zurich" fo:font-size="12pt" style:font-size-asian="12pt" style:font-size-complex="12pt"/>
    </style:style>
    <style:style style:name="T5" style:family="text">
      <style:text-properties fo:color="#00a933" style:font-name="Zurich" fo:font-size="12pt" style:font-size-asian="12pt" style:font-size-complex="12pt"/>
    </style:style>
    <style:style style:name="T6" style:family="text">
      <style:text-properties fo:color="#00a933" style:text-position="33% 58%" style:font-name="Zurich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6cm" svg:height="3.6cm" svg:x="1.502cm" svg:y="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02cm" svg:y="2.102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02cm" svg:y="3.702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4" draw:text-style-name="P5" draw:layer="layout" svg:width="3.6cm" svg:height="3.6cm" svg:x="10.702cm" svg:y="1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5" draw:text-style-name="P6" draw:layer="layout" svg:width="2cm" svg:height="1.88cm" svg:x="11.402cm" svg:y="2.102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6" draw:text-style-name="P8" draw:layer="layout" svg:width="2.153cm" svg:height="0.742cm" svg:x="11.502cm" svg:y="3.702cm">
            <draw:text-box>
              <text:p text:style-name="P7"><text:span text:style-name="T3">gentoo linux</text:span><text:span text:style-name="T4">TM</text:span></text:p>
            </draw:text-box>
          </draw:frame>
        </draw:g>
        <draw:g>
          <draw:custom-shape draw:style-name="gr7" draw:text-style-name="P9" draw:layer="layout" svg:width="3.6cm" svg:height="3.6cm" svg:x="15.303cm" svg:y="1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8" draw:text-style-name="P10" draw:layer="layout" svg:width="2cm" svg:height="1.88cm" svg:x="16.003cm" svg:y="2.103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9" draw:text-style-name="P12" draw:layer="layout" svg:width="2.153cm" svg:height="0.742cm" svg:x="16.103cm" svg:y="3.703cm">
            <draw:text-box>
              <text:p text:style-name="P11"><text:span text:style-name="T5">gentoo linux</text:span><text:span text:style-name="T6">TM</text:span></text:p>
            </draw:text-box>
          </draw:frame>
        </draw:g>
        <draw:g>
          <draw:custom-shape draw:style-name="gr10" draw:text-style-name="P13" draw:layer="layout" svg:width="3.6cm" svg:height="3.6cm" svg:x="6.101cm" svg:y="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11" draw:text-style-name="P14" draw:layer="layout" svg:width="2cm" svg:height="1.88cm" svg:x="6.801cm" svg:y="2.101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12" draw:text-style-name="P15" draw:layer="layout" svg:width="2.153cm" svg:height="0.742cm" svg:x="6.901cm" svg:y="3.701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3" draw:text-style-name="P1" draw:layer="layout" svg:width="3.6cm" svg:height="3.6cm" svg:x="1.503cm" svg:y="6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03cm" svg:y="6.703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03cm" svg:y="8.303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4" draw:text-style-name="P5" draw:layer="layout" svg:width="3.6cm" svg:height="3.6cm" svg:x="10.703cm" svg:y="6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5" draw:text-style-name="P6" draw:layer="layout" svg:width="2cm" svg:height="1.88cm" svg:x="11.403cm" svg:y="6.703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6" draw:text-style-name="P8" draw:layer="layout" svg:width="2.153cm" svg:height="0.742cm" svg:x="11.503cm" svg:y="8.303cm">
            <draw:text-box>
              <text:p text:style-name="P7"><text:span text:style-name="T3">gentoo linux</text:span><text:span text:style-name="T4">TM</text:span></text:p>
            </draw:text-box>
          </draw:frame>
        </draw:g>
        <draw:g>
          <draw:custom-shape draw:style-name="gr15" draw:text-style-name="P9" draw:layer="layout" svg:width="3.6cm" svg:height="3.6cm" svg:x="15.304cm" svg:y="6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8" draw:text-style-name="P10" draw:layer="layout" svg:width="2cm" svg:height="1.88cm" svg:x="16.004cm" svg:y="6.704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9" draw:text-style-name="P12" draw:layer="layout" svg:width="2.153cm" svg:height="0.742cm" svg:x="16.104cm" svg:y="8.304cm">
            <draw:text-box>
              <text:p text:style-name="P11"><text:span text:style-name="T5">gentoo linux</text:span><text:span text:style-name="T6">TM</text:span></text:p>
            </draw:text-box>
          </draw:frame>
        </draw:g>
        <draw:g>
          <draw:custom-shape draw:style-name="gr16" draw:text-style-name="P13" draw:layer="layout" svg:width="3.6cm" svg:height="3.6cm" svg:x="6.102cm" svg:y="6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11" draw:text-style-name="P14" draw:layer="layout" svg:width="2cm" svg:height="1.88cm" svg:x="6.802cm" svg:y="6.702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12" draw:text-style-name="P15" draw:layer="layout" svg:width="2.153cm" svg:height="0.742cm" svg:x="6.902cm" svg:y="8.302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7" draw:text-style-name="P1" draw:layer="layout" svg:width="3.6cm" svg:height="3.6cm" svg:x="1.504cm" svg:y="10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04cm" svg:y="11.304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04cm" svg:y="12.904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18" draw:text-style-name="P5" draw:layer="layout" svg:width="3.6cm" svg:height="3.6cm" svg:x="10.704cm" svg:y="10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5" draw:text-style-name="P6" draw:layer="layout" svg:width="2cm" svg:height="1.88cm" svg:x="11.404cm" svg:y="11.304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6" draw:text-style-name="P8" draw:layer="layout" svg:width="2.153cm" svg:height="0.742cm" svg:x="11.504cm" svg:y="12.904cm">
            <draw:text-box>
              <text:p text:style-name="P7"><text:span text:style-name="T3">gentoo linux</text:span><text:span text:style-name="T4">TM</text:span></text:p>
            </draw:text-box>
          </draw:frame>
        </draw:g>
        <draw:g>
          <draw:custom-shape draw:style-name="gr19" draw:text-style-name="P9" draw:layer="layout" svg:width="3.6cm" svg:height="3.6cm" svg:x="15.305cm" svg:y="1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8" draw:text-style-name="P10" draw:layer="layout" svg:width="2cm" svg:height="1.88cm" svg:x="16.005cm" svg:y="11.305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9" draw:text-style-name="P12" draw:layer="layout" svg:width="2.153cm" svg:height="0.742cm" svg:x="16.105cm" svg:y="12.905cm">
            <draw:text-box>
              <text:p text:style-name="P11"><text:span text:style-name="T5">gentoo linux</text:span><text:span text:style-name="T6">TM</text:span></text:p>
            </draw:text-box>
          </draw:frame>
        </draw:g>
        <draw:g>
          <draw:custom-shape draw:style-name="gr20" draw:text-style-name="P13" draw:layer="layout" svg:width="3.6cm" svg:height="3.6cm" svg:x="6.103cm" svg:y="10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11" draw:text-style-name="P14" draw:layer="layout" svg:width="2cm" svg:height="1.88cm" svg:x="6.803cm" svg:y="11.303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12" draw:text-style-name="P15" draw:layer="layout" svg:width="2.153cm" svg:height="0.742cm" svg:x="6.903cm" svg:y="12.903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1" draw:text-style-name="P1" draw:layer="layout" svg:width="3.6cm" svg:height="3.6cm" svg:x="1.5cm" svg:y="15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cm" svg:y="15.905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cm" svg:y="17.505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2" draw:text-style-name="P5" draw:layer="layout" svg:width="3.6cm" svg:height="3.6cm" svg:x="10.7cm" svg:y="15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5" draw:text-style-name="P6" draw:layer="layout" svg:width="2cm" svg:height="1.88cm" svg:x="11.4cm" svg:y="15.905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6" draw:text-style-name="P8" draw:layer="layout" svg:width="2.153cm" svg:height="0.742cm" svg:x="11.5cm" svg:y="17.505cm">
            <draw:text-box>
              <text:p text:style-name="P7"><text:span text:style-name="T3">gentoo linux</text:span><text:span text:style-name="T4">TM</text:span></text:p>
            </draw:text-box>
          </draw:frame>
        </draw:g>
        <draw:g>
          <draw:custom-shape draw:style-name="gr23" draw:text-style-name="P9" draw:layer="layout" svg:width="3.6cm" svg:height="3.6cm" svg:x="15.301cm" svg:y="15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8" draw:text-style-name="P10" draw:layer="layout" svg:width="2cm" svg:height="1.88cm" svg:x="16.001cm" svg:y="15.906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9" draw:text-style-name="P12" draw:layer="layout" svg:width="2.153cm" svg:height="0.742cm" svg:x="16.101cm" svg:y="17.506cm">
            <draw:text-box>
              <text:p text:style-name="P11"><text:span text:style-name="T5">gentoo linux</text:span><text:span text:style-name="T6">TM</text:span></text:p>
            </draw:text-box>
          </draw:frame>
        </draw:g>
        <draw:g>
          <draw:custom-shape draw:style-name="gr24" draw:text-style-name="P13" draw:layer="layout" svg:width="3.6cm" svg:height="3.6cm" svg:x="6.099cm" svg:y="15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11" draw:text-style-name="P14" draw:layer="layout" svg:width="2cm" svg:height="1.88cm" svg:x="6.799cm" svg:y="15.904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12" draw:text-style-name="P15" draw:layer="layout" svg:width="2.153cm" svg:height="0.742cm" svg:x="6.899cm" svg:y="17.504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5" draw:text-style-name="P1" draw:layer="layout" svg:width="3.6cm" svg:height="3.6cm" svg:x="1.501cm" svg:y="1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01cm" svg:y="20.501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01cm" svg:y="22.101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6" draw:text-style-name="P5" draw:layer="layout" svg:width="3.6cm" svg:height="3.6cm" svg:x="10.701cm" svg:y="19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5" draw:text-style-name="P6" draw:layer="layout" svg:width="2cm" svg:height="1.88cm" svg:x="11.401cm" svg:y="20.501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6" draw:text-style-name="P8" draw:layer="layout" svg:width="2.153cm" svg:height="0.742cm" svg:x="11.501cm" svg:y="22.101cm">
            <draw:text-box>
              <text:p text:style-name="P7"><text:span text:style-name="T3">gentoo linux</text:span><text:span text:style-name="T4">TM</text:span></text:p>
            </draw:text-box>
          </draw:frame>
        </draw:g>
        <draw:g>
          <draw:custom-shape draw:style-name="gr27" draw:text-style-name="P9" draw:layer="layout" svg:width="3.6cm" svg:height="3.6cm" svg:x="15.302cm" svg:y="19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8" draw:text-style-name="P10" draw:layer="layout" svg:width="2cm" svg:height="1.88cm" svg:x="16.002cm" svg:y="20.502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9" draw:text-style-name="P12" draw:layer="layout" svg:width="2.153cm" svg:height="0.742cm" svg:x="16.102cm" svg:y="22.102cm">
            <draw:text-box>
              <text:p text:style-name="P11"><text:span text:style-name="T5">gentoo linux</text:span><text:span text:style-name="T6">TM</text:span></text:p>
            </draw:text-box>
          </draw:frame>
        </draw:g>
        <draw:g>
          <draw:custom-shape draw:style-name="gr28" draw:text-style-name="P13" draw:layer="layout" svg:width="3.6cm" svg:height="3.6cm" svg:x="6.1cm" svg:y="1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11" draw:text-style-name="P14" draw:layer="layout" svg:width="2cm" svg:height="1.88cm" svg:x="6.8cm" svg:y="20.5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12" draw:text-style-name="P15" draw:layer="layout" svg:width="2.153cm" svg:height="0.742cm" svg:x="6.9cm" svg:y="22.1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29" draw:text-style-name="P1" draw:layer="layout" svg:width="3.6cm" svg:height="3.6cm" svg:x="1.503cm" svg:y="24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2" draw:text-style-name="P2" draw:layer="layout" svg:width="2cm" svg:height="1.88cm" svg:x="2.203cm" svg:y="25.102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3" draw:text-style-name="P4" draw:layer="layout" svg:width="2.153cm" svg:height="0.742cm" svg:x="2.303cm" svg:y="26.702cm">
            <draw:text-box>
              <text:p text:style-name="P3"><text:span text:style-name="T1">gentoo linux</text:span><text:span text:style-name="T2">TM</text:span></text:p>
            </draw:text-box>
          </draw:frame>
        </draw:g>
        <draw:g>
          <draw:custom-shape draw:style-name="gr30" draw:text-style-name="P5" draw:layer="layout" svg:width="3.6cm" svg:height="3.6cm" svg:x="10.703cm" svg:y="24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5" draw:text-style-name="P6" draw:layer="layout" svg:width="2cm" svg:height="1.88cm" svg:x="11.403cm" svg:y="25.102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6" draw:text-style-name="P8" draw:layer="layout" svg:width="2.153cm" svg:height="0.742cm" svg:x="11.503cm" svg:y="26.702cm">
            <draw:text-box>
              <text:p text:style-name="P7"><text:span text:style-name="T3">gentoo linux</text:span><text:span text:style-name="T4">TM</text:span></text:p>
            </draw:text-box>
          </draw:frame>
        </draw:g>
        <draw:g>
          <draw:custom-shape draw:style-name="gr31" draw:text-style-name="P9" draw:layer="layout" svg:width="3.6cm" svg:height="3.6cm" svg:x="15.304cm" svg:y="24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8" draw:text-style-name="P10" draw:layer="layout" svg:width="2cm" svg:height="1.88cm" svg:x="16.004cm" svg:y="25.103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9" draw:text-style-name="P12" draw:layer="layout" svg:width="2.153cm" svg:height="0.742cm" svg:x="16.104cm" svg:y="26.703cm">
            <draw:text-box>
              <text:p text:style-name="P11"><text:span text:style-name="T5">gentoo linux</text:span><text:span text:style-name="T6">TM</text:span></text:p>
            </draw:text-box>
          </draw:frame>
        </draw:g>
        <draw:g>
          <draw:custom-shape draw:style-name="gr32" draw:text-style-name="P13" draw:layer="layout" svg:width="3.6cm" svg:height="3.6cm" svg:x="6.102cm" svg:y="2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name="Larry the Cow.svg" draw:style-name="gr11" draw:text-style-name="P14" draw:layer="layout" svg:width="2cm" svg:height="1.88cm" svg:x="6.802cm" svg:y="25.101cm">
            <draw:image xlink:href="Pictures/10004CC100002C0E00002A1591AF2D416F763127.svg" xlink:type="simple" xlink:show="embed" xlink:actuate="onLoad" loext:mime-type="image/svg+xml">
              <text:p/>
            </draw:image>
            <draw:image xlink:href="Pictures/10000201000001AA00000197B87427116B003301.png" xlink:type="simple" xlink:show="embed" xlink:actuate="onLoad" loext:mime-type="image/png"/>
            <svg:title>Larry the Cow</svg:title>
          </draw:frame>
          <draw:frame draw:style-name="gr12" draw:text-style-name="P15" draw:layer="layout" svg:width="2.153cm" svg:height="0.742cm" svg:x="6.902cm" svg:y="26.701cm">
            <draw:text-box>
              <text:p text:style-name="P3"><text:span text:style-name="T1">gentoo linux</text:span><text:span text:style-name="T2">T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ZurichBTExtraCondensed1" svg:font-family="ZurichBTExtraCondensed"/>
    <style:font-face style:name="DejaVu Sans1" svg:font-family="'DejaVu Sans'" style:font-pitch="variable"/>
    <style:font-face style:name="Zurich" svg:font-family="Zurich" style:font-pitch="variable"/>
    <style:font-face style:name="ZurichBTExtraCondensed" svg:font-family="ZurichBTExtraCondensed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Cyberbit" svg:font-family="'Bitstream Cyberbit'" style:font-family-generic="system" style:font-pitch="variable"/>
    <style:font-face style:name="DejaVu Sans2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Bitstream Cyberbit" style:font-family-asian="'Bitstream Cyberbit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.5cm" fo:margin-left="1.5cm" fo:margin-right="1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5-21T19:28:28</meta:creation-date>
    <dc:date>2020-01-31T01:13:48.762650629</dc:date>
    <meta:editing-duration>PT43M42S</meta:editing-duration>
    <meta:editing-cycles>13</meta:editing-cycles>
    <meta:generator>LibreOffice/6.3.4.2.0$Linux_X86_64 LibreOffice_project/30$Build-2</meta:generator>
    <meta:document-statistic meta:object-count="96"/>
  </office:meta>
</office:document-meta>
</file>